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officeooo:paragraph-rsid="001078c2"/>
    </style:style>
    <style:style style:name="P2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officeooo:rsid="001078c2" officeooo:paragraph-rsid="001078c2"/>
    </style:style>
    <style:style style:name="P3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officeooo:rsid="00035ab1" officeooo:paragraph-rsid="001078c2"/>
    </style:style>
    <style:style style:name="P4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fo:font-style="italic" officeooo:rsid="0011fd9f" officeooo:paragraph-rsid="0011fd9f" style:font-style-asian="italic" style:font-style-complex="italic"/>
    </style:style>
    <style:style style:name="P5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fo:font-style="normal" style:text-underline-style="none" officeooo:rsid="00035ab1" officeooo:paragraph-rsid="001078c2" style:font-style-asian="normal" style:font-style-complex="normal"/>
    </style:style>
    <style:style style:name="P6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fo:font-style="normal" style:text-underline-style="none" officeooo:rsid="00035ab1" officeooo:paragraph-rsid="00181dad" style:font-style-asian="normal" style:font-style-complex="normal"/>
    </style:style>
    <style:style style:name="P7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fo:font-style="normal" style:text-underline-style="none" officeooo:rsid="00129744" officeooo:paragraph-rsid="00129744" style:font-style-asian="normal" style:font-style-complex="normal"/>
    </style:style>
    <style:style style:name="P8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fo:font-style="normal" style:text-underline-style="none" officeooo:rsid="00129744" officeooo:paragraph-rsid="00181dad" style:font-style-asian="normal" style:font-style-complex="normal"/>
    </style:style>
    <style:style style:name="P9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fo:font-style="normal" style:text-underline-style="none" officeooo:rsid="0011fd9f" officeooo:paragraph-rsid="0011fd9f" style:font-style-asian="normal" style:font-style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fo:font-style="normal" style:text-underline-style="none" officeooo:rsid="0011fd9f" officeooo:paragraph-rsid="00163784" style:font-style-asian="normal" style:font-style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fo:font-style="normal" style:text-underline-style="none" officeooo:rsid="0011fd9f" officeooo:paragraph-rsid="00181dad" style:font-style-asian="normal" style:font-style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fo:font-style="normal" style:text-underline-style="none" officeooo:rsid="001078c2" officeooo:paragraph-rsid="001078c2" style:font-style-asian="normal" style:font-style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fo:font-style="normal" style:text-underline-style="none" officeooo:rsid="00181dad" officeooo:paragraph-rsid="00181dad" style:font-style-asian="normal" style:font-style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fo:font-style="normal" style:text-underline-style="none" officeooo:rsid="001afeef" officeooo:paragraph-rsid="001afeef" style:font-style-asian="normal" style:font-style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officeooo:paragraph-rsid="00181dad"/>
    </style:style>
    <style:style style:name="P16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officeooo:rsid="00163784" officeooo:paragraph-rsid="00163784"/>
    </style:style>
    <style:style style:name="P17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officeooo:rsid="00181dad" officeooo:paragraph-rsid="00181dad"/>
    </style:style>
    <style:style style:name="P18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font-style="normal" officeooo:rsid="001078c2" officeooo:paragraph-rsid="001078c2" style:font-style-asian="normal" style:font-style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ce181e" fo:font-style="normal" style:text-underline-style="none" officeooo:rsid="00129744" officeooo:paragraph-rsid="00129744" style:font-style-asian="normal" style:font-style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officeooo:paragraph-rsid="00181dad"/>
    </style:style>
    <style:style style:name="P21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fo:font-size="11pt" fo:font-style="normal" style:text-underline-style="none" fo:font-weight="normal" officeooo:rsid="001afeef" officeooo:paragraph-rsid="001afeef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000000" fo:font-size="11pt" fo:font-style="normal" style:text-underline-style="none" fo:font-weight="normal" officeooo:rsid="001f4798" officeooo:paragraph-rsid="001d165b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000000" fo:font-size="11pt" fo:font-style="normal" style:text-underline-style="none" fo:font-weight="normal" officeooo:rsid="001f999d" officeooo:paragraph-rsid="001e2c83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fo:font-size="11pt" fo:font-style="normal" style:text-underline-style="none" fo:font-weight="normal" officeooo:rsid="001f7479" officeooo:paragraph-rsid="001f7479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fo:font-style="normal" style:text-underline-style="none" officeooo:rsid="00129744" officeooo:paragraph-rsid="00163784" style:font-style-asian="normal" style:font-style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fo:font-style="normal" style:text-underline-style="none" officeooo:rsid="001f7479" officeooo:paragraph-rsid="001f7479" style:font-style-asian="normal" style:font-style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fo:font-style="normal" style:text-underline-style="none" officeooo:rsid="00181dad" officeooo:paragraph-rsid="001f7479" style:font-style-asian="normal" style:font-style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officeooo:paragraph-rsid="001f7479"/>
    </style:style>
    <style:style style:name="P29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font-size="11pt" fo:font-weight="normal" officeooo:rsid="001d165b" officeooo:paragraph-rsid="001d165b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fo:font-weight="normal" officeooo:rsid="001dc01a" officeooo:paragraph-rsid="001d165b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fo:font-weight="normal" officeooo:rsid="001f4798" officeooo:paragraph-rsid="001e2c83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weight="normal" officeooo:rsid="0023e100" officeooo:paragraph-rsid="001e2c83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fo:font-weight="normal" officeooo:rsid="001f999d" officeooo:paragraph-rsid="001e2c83" style:font-size-asian="11pt" style:font-weight-asian="normal" style:font-size-complex="11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feef"/>
    </style:style>
    <style:style style:name="T3" style:family="text">
      <style:text-properties fo:font-style="normal" officeooo:rsid="001078c2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1078c2" style:font-style-asian="normal" style:font-style-complex="normal"/>
    </style:style>
    <style:style style:name="T6" style:family="text">
      <style:text-properties fo:font-style="normal" style:text-underline-style="none" officeooo:rsid="0011fd9f" style:font-style-asian="normal" style:font-style-complex="normal"/>
    </style:style>
    <style:style style:name="T7" style:family="text">
      <style:text-properties fo:font-style="normal" style:text-underline-style="none" officeooo:rsid="00181dad" style:font-style-asian="normal" style:font-style-complex="normal"/>
    </style:style>
    <style:style style:name="T8" style:family="text">
      <style:text-properties fo:font-style="normal" style:text-underline-style="none" officeooo:rsid="0018fda8" style:font-style-asian="normal" style:font-style-complex="normal"/>
    </style:style>
    <style:style style:name="T9" style:family="text">
      <style:text-properties fo:font-style="normal" style:text-underline-style="none" fo:font-weight="bold" officeooo:rsid="001f7479" style:font-style-asian="normal" style:font-weight-asian="bold" style:font-style-complex="normal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078c2" style:font-style-asian="italic" style:font-style-complex="italic"/>
    </style:style>
    <style:style style:name="T12" style:family="text">
      <style:text-properties fo:font-style="italic" officeooo:rsid="001afeef" style:font-style-asian="italic" style:font-style-complex="italic"/>
    </style:style>
    <style:style style:name="T13" style:family="text">
      <style:text-properties officeooo:rsid="00163784"/>
    </style:style>
    <style:style style:name="T14" style:family="text">
      <style:text-properties style:font-name="DejaVu Sans Mono" fo:font-size="9pt"/>
    </style:style>
    <style:style style:name="T15" style:family="text">
      <style:text-properties style:font-name="DejaVu Sans Mono" fo:font-size="9pt" fo:font-style="normal" style:text-underline-style="none" style:font-style-asian="normal" style:font-style-complex="normal"/>
    </style:style>
    <style:style style:name="T16" style:family="text">
      <style:text-properties style:font-name="DejaVu Sans Mono" fo:font-size="9pt" fo:font-style="normal" style:text-underline-style="none" officeooo:rsid="001f7479" style:font-style-asian="normal" style:font-style-complex="normal"/>
    </style:style>
    <style:style style:name="T17" style:family="text">
      <style:text-properties style:font-name="DejaVu Sans Mono" fo:font-size="9pt" officeooo:rsid="00129744"/>
    </style:style>
    <style:style style:name="T18" style:family="text">
      <style:text-properties style:font-name="DejaVu Sans Mono" fo:font-size="9pt" officeooo:rsid="001f7479"/>
    </style:style>
    <style:style style:name="T19" style:family="text">
      <style:text-properties officeooo:rsid="00181dad"/>
    </style:style>
    <style:style style:name="T20" style:family="text">
      <style:text-properties fo:color="#000000" style:font-name="DejaVu Sans Mono" fo:font-size="9pt"/>
    </style:style>
    <style:style style:name="T21" style:family="text">
      <style:text-properties fo:color="#000000" fo:font-style="normal" style:text-underline-style="none" style:font-style-asian="normal" style:font-style-complex="normal"/>
    </style:style>
    <style:style style:name="T22" style:family="text">
      <style:text-properties officeooo:rsid="001afee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b8ee9" style:font-weight-asian="bold" style:font-weight-complex="bold"/>
    </style:style>
    <style:style style:name="T25" style:family="text">
      <style:text-properties fo:font-weight="bold" officeooo:rsid="001d165b" style:font-weight-asian="bold" style:font-weight-complex="bold"/>
    </style:style>
    <style:style style:name="T26" style:family="text">
      <style:text-properties fo:font-weight="bold" officeooo:rsid="001e2c83" style:font-weight-asian="bold" style:font-weight-complex="bold"/>
    </style:style>
    <style:style style:name="T27" style:family="text">
      <style:text-properties fo:font-size="11pt" fo:font-weight="bold" officeooo:rsid="001bb36e" style:font-size-asian="11pt" style:font-weight-asian="bold" style:font-size-complex="11pt" style:font-weight-complex="bold"/>
    </style:style>
    <style:style style:name="T28" style:family="text">
      <style:text-properties fo:font-size="11pt" fo:font-weight="bold" officeooo:rsid="001d10f0" style:font-size-asian="11pt" style:font-weight-asian="bold" style:font-size-complex="11pt" style:font-weight-complex="bold"/>
    </style:style>
    <style:style style:name="T29" style:family="text">
      <style:text-properties fo:font-size="11pt" fo:font-weight="normal" style:font-size-asian="11pt" style:font-weight-asian="normal" style:font-size-complex="11pt" style:font-weight-complex="normal"/>
    </style:style>
    <style:style style:name="T30" style:family="text">
      <style:text-properties officeooo:rsid="001d165b"/>
    </style:style>
    <style:style style:name="T31" style:family="text">
      <style:text-properties officeooo:rsid="001f4798"/>
    </style:style>
    <style:style style:name="T32" style:family="text">
      <style:text-properties officeooo:rsid="001f999d"/>
    </style:style>
    <style:style style:name="T33" style:family="text">
      <style:text-properties officeooo:rsid="001fa247"/>
    </style:style>
    <style:style style:name="T34" style:family="text">
      <style:text-properties officeooo:rsid="001e2c83"/>
    </style:style>
    <style:style style:name="T35" style:family="text">
      <style:text-properties officeooo:rsid="001f74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D</text:span><text:span text:style-name="T10">enis</text:span></text:p>
      <text:p text:style-name="P1"><text:span text:style-name="T12">1.</text:span><text:span text:style-name="T11"> api</text:span><text:span text:style-name="T3">/blockchain/make_offer</text:span></text:p>
      <text:p text:style-name="P18">params: {</text:p>
      <text:p text:style-name="P18"><text:tab/>buyer_pub_key:</text:p>
      <text:p text:style-name="P18"><text:tab/>message: {</text:p>
      <text:p text:style-name="P18"><text:tab/><text:tab/>cid:</text:p>
      <text:p text:style-name="P20"><text:span text:style-name="T3"><text:tab/><text:tab/></text:span><text:span text:style-name="T20">buyer_access_string</text:span><text:span text:style-name="T3">:</text:span></text:p>
      <text:p text:style-name="P18"><text:tab/><text:tab/>timestamp:</text:p>
      <text:p text:style-name="P18">}</text:p>
      <text:p text:style-name="P18"><text:tab/>signature:</text:p>
      <text:p text:style-name="P18"><text:tab/></text:p>
      <text:p text:style-name="P18">}</text:p>
      <text:p text:style-name="P3"><text:span text:style-name="T4">assert </text:span><text:span text:style-name="T5">buyer_pub_key</text:span><text:span text:style-name="T4"> in database</text:span></text:p>
      <text:p text:style-name="P6">buyer_addr = <text:span text:style-name="T13">Qtum.public_key_to_hex_address(buyer_pub_key)</text:span></text:p>
      <text:p text:style-name="P5">assert check <text:span text:style-name="T19">buyer</text:span> balance &gt; float(‘-inf’)</text:p>
      <text:p text:style-name="P13"><text:span text:style-name="T17">buyer_access_string</text:span> = Qtum.to_compressed_public_key(<text:span text:style-name="T17">buyer_access_string</text:span>)</text:p>
      <text:p text:style-name="P8">[bridge method]make_offer(cid, buyer_addr, <text:span text:style-name="T14">buyer_access_string</text:span>)</text:p>
      <text:p text:style-name="P9">Response: <text:span text:style-name="T13">response from bridge</text:span></text:p>
      <text:p text:style-name="P5"/>
      <text:p text:style-name="P12"><text:span text:style-name="T22">2.</text:span> api/accounts/news</text:p>
      <text:p text:style-name="P12">params: {</text:p>
      <text:p text:style-name="P12"><text:tab/>public_key:</text:p>
      <text:p text:style-name="P12"><text:tab/>message: {</text:p>
      <text:p text:style-name="P12"><text:tab/><text:tab/>timestamp:</text:p>
      <text:p text:style-name="P12">}</text:p>
      <text:p text:style-name="P12"><text:tab/>signature:</text:p>
      <text:p text:style-name="P12">}</text:p>
      <text:p text:style-name="P9">assert public_key in database</text:p>
      <text:p text:style-name="P11">return last news <text:span text:style-name="T19">for user with id=</text:span>public_key; zero unread message count</text:p>
      <text:p text:style-name="P9"/>
      <text:p text:style-name="P4"><text:span text:style-name="T2">3.</text:span><text:span text:style-name="T1"> api/</text:span><text:span text:style-name="T4">accounts/accept</text:span></text:p>
      <text:p text:style-name="P9">params: {</text:p>
      <text:p text:style-name="P9"><text:tab/>public_key:</text:p>
      <text:p text:style-name="P9"><text:tab/>message: {</text:p>
      <text:p text:style-name="P9"><text:tab/><text:tab/>offer_id: {</text:p>
      <text:p text:style-name="P9"><text:tab/><text:tab/><text:tab/>buyer_addr:</text:p>
      <text:p text:style-name="P9"><text:tab/><text:tab/><text:tab/>cid:</text:p>
      <text:p text:style-name="P9"><text:tab/><text:tab/><text:tab/><text:span text:style-name="T19">seller_</text:span>access_string: </text:p>
      <text:p text:style-name="P9"><text:tab/><text:tab/>}</text:p>
      <text:p text:style-name="P9"><text:tab/><text:tab/>timestamp:</text:p>
      <text:p text:style-name="P9"><text:tab/>}</text:p>
      <text:p text:style-name="P9"><text:tab/>signature:</text:p>
      <text:p text:style-name="P9">}</text:p>
      <text:p text:style-name="P7">assert public_key in database</text:p>
      <text:p text:style-name="P7"/>
      <text:p text:style-name="P15"><text:span text:style-name="T6">[bridge method]</text:span><text:span text:style-name="T15">sellcontent</text:span><text:span text:style-name="T6">(cid, buyer_addr, </text:span><text:span text:style-name="T7">seller_</text:span><text:span text:style-name="T6">access_string)</text:span></text:p>
      <text:p text:style-name="P15"><text:span text:style-name="T7">seller_</text:span><text:span text:style-name="T6">access_string </text:span><text:span text:style-name="T7">= Qtum.to_compressed_public_key(seller_</text:span><text:span text:style-name="T6">access_string</text:span><text:span text:style-name="T7">)</text:span></text:p>
      <text:p text:style-name="P16"><text:span text:style-name="T6">p</text:span><text:span text:style-name="T4">rice = [bridge method]getPrice</text:span></text:p>
      <text:p text:style-name="P17"><text:span text:style-name="T4">assert buyer balance &gt;</text:span><text:span text:style-name="T8">=</text:span><text:span text:style-name="T4"> price</text:span></text:p>
      <text:p text:style-name="P19">transfer <text:span text:style-name="T13">price</text:span> from buyer to cutomer</text:p>
      <text:p text:style-name="P7"/>
      <text:p text:style-name="P9">Response: <text:span text:style-name="T13">response from bridge</text:span></text:p>
      <text:p text:style-name="P9"><text:soft-page-break/></text:p>
      <text:p text:style-name="P9"/>
      <text:p text:style-name="P9"/>
      <text:p text:style-name="P9"/>
      <text:p text:style-name="P9"><text:span text:style-name="T22">4.</text:span> /<text:span text:style-name="T13">api/accoutns/reject</text:span></text:p>
      <text:p text:style-name="P10">params: {</text:p>
      <text:p text:style-name="P10"><text:tab/>public_key:</text:p>
      <text:p text:style-name="P10"><text:tab/>message: {</text:p>
      <text:p text:style-name="P10"><text:tab/><text:tab/>offer_id: {</text:p>
      <text:p text:style-name="P10"><text:tab/><text:tab/><text:tab/>buyer_addr:</text:p>
      <text:p text:style-name="P10"><text:tab/><text:tab/><text:tab/>cid:</text:p>
      <text:p text:style-name="P10"><text:tab/><text:tab/>}</text:p>
      <text:p text:style-name="P10"><text:tab/><text:tab/>timestamp:</text:p>
      <text:p text:style-name="P10"><text:tab/>}</text:p>
      <text:p text:style-name="P10"><text:tab/>signature:</text:p>
      <text:p text:style-name="P10">}</text:p>
      <text:p text:style-name="P25"><text:span text:style-name="T23">assert</text:span> public_key in database</text:p>
      <text:p text:style-name="P26"><text:span text:style-name="T23">assert</text:span> Qtum.public_key_to_hex_address(public_key) == buyer_addr // when buyer wants to decline his offer</text:p>
      <text:p text:style-name="P28"><text:span text:style-name="T9">or assert </text:span><text:span text:style-name="T14">ownerbycid</text:span><text:span text:style-name="T18">(cid) == </text:span><text:span text:style-name="T16">Qtum.public_key_to_hex_address(public_key) // when owner rejects</text:span></text:p>
      <text:p text:style-name="P27">[bridge method]reject_offer<text:span text:style-name="T35">(cid, buyer_addr)</text:span></text:p>
      <text:p text:style-name="P13"/>
      <text:p text:style-name="P13">response: response from bridge</text:p>
      <text:p text:style-name="P13"/>
      <text:p text:style-name="P14">5. add to <text:span text:style-name="T24">get </text:span><text:span text:style-name="T25">method</text:span> <text:span text:style-name="T27">/api/blockchain/</text:span><text:span text:style-name="T28">data/ </text:span><text:span text:style-name="T29">price field</text:span></text:p>
      <text:p text:style-name="P21">[bridge method price]</text:p>
      <text:p text:style-name="P24">no signature</text:p>
      <text:p text:style-name="P21"/>
      <text:p text:style-name="P29"><text:span text:style-name="T21">6. api/blockchain/data/price</text:span></text:p>
      <text:p text:style-name="P30">method: <text:span text:style-name="T23">post</text:span></text:p>
      <text:p text:style-name="P30">body params:</text:p>
      <text:p text:style-name="P30">{</text:p>
      <text:p text:style-name="P30">“<text:span text:style-name="T31">public_key</text:span>”: ,</text:p>
      <text:p text:style-name="P30">“message”: {</text:p>
      <text:p text:style-name="P30"><text:tab/>“<text:span text:style-name="T32">cid</text:span>”: ,</text:p>
      <text:p text:style-name="P30"><text:tab/>“<text:span text:style-name="T30">price</text:span>”: ,</text:p>
      <text:p text:style-name="P30"><text:tab/>“<text:span text:style-name="T31">timestamp</text:span>”: ,</text:p>
      <text:p text:style-name="P30">}</text:p>
      <text:p text:style-name="P30">“<text:span text:style-name="T31">signature</text:span>”: </text:p>
      <text:p text:style-name="P30">}</text:p>
      <text:p text:style-name="P30"/>
      <text:p text:style-name="P22">response: response from bridge</text:p>
      <text:p text:style-name="P31">developer:</text:p>
      <text:p text:style-name="P32">assert server timestamp == client timestamp</text:p>
      <text:p text:style-name="P31">get user id using public_key</text:p>
      <text:p text:style-name="P33"/>
      <text:p text:style-name="P33">owneraddr = [bridge method]<text:span text:style-name="T23">getowner</text:span>(cid)</text:p>
      <text:p text:style-name="P33">if bridge returns <text:span text:style-name="T23">error</text:span>, return error response</text:p>
      <text:p text:style-name="P33"/>
      <text:p text:style-name="P33"><text:span text:style-name="T23">assert</text:span> Qtum.public_key_to_hex_address(public_key) == owneraddr</text:p>
      <text:p text:style-name="P33"/>
      <text:p text:style-name="P33"><text:span text:style-name="T23">verify</text:span>(message = cid|description|<text:span text:style-name="T33">timestamp</text:span>, public_key, signature)</text:p>
      <text:p text:style-name="P31"/>
      <text:p text:style-name="P23">response = [bridge method]<text:span text:style-name="T26">setprice</text:span>(cid, <text:span text:style-name="T34">price</text:span>)</text:p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5:10:55.319101061</meta:creation-date>
    <dc:date>2018-05-16T14:46:45.806483446</dc:date>
    <meta:editing-duration>PT2H19M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89" meta:word-count="233" meta:character-count="2038" meta:non-whitespace-character-count="1838"/>
  </office:meta>
</office:document-meta>
</file>